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ebkit-standard" svg:font-family="-webkit-standard" style:font-family-generic="roman" svg:panose-1="2 11 6 4 2 2 2 2 2 4"/>
    <style:font-face style:name="Segoe UI" svg:font-family="Segoe UI" style:font-family-generic="swiss" style:font-pitch="variable" svg:panose-1="2 11 5 2 4 2 4 2 2 3"/>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webkit-standard" fo:color="#000000" fo:font-size="13.5pt" style:font-size-asian="13.5pt" style:font-size-complex="13.5pt" fo:language="en" fo:country="US"/>
    </style:style>
    <style:style style:name="T3" style:parent-style-name="apple-converted-space" style:family="text">
      <style:text-properties style:font-name="-webkit-standard" fo:color="#000000" fo:font-size="13.5pt" style:font-size-asian="13.5pt" style:font-size-complex="13.5pt" fo:language="en" fo:country="US"/>
    </style:style>
    <style:style style:name="T4" style:parent-style-name="Absatz-Standardschriftart" style:family="text">
      <style:text-properties style:font-name="-webkit-standard" fo:color="#000000" fo:font-size="10pt" style:font-size-asian="10pt" style:font-size-complex="10pt" fo:language="en" fo:country="US"/>
    </style:style>
    <style:style style:name="T5" style:parent-style-name="apple-converted-space" style:family="text">
      <style:text-properties style:font-name="-webkit-standard" fo:color="#000000" fo:font-size="13.5pt" style:font-size-asian="13.5pt" style:font-size-complex="13.5pt" fo:language="en" fo:country="US"/>
    </style:style>
    <style:style style:name="T6" style:parent-style-name="Absatz-Standardschriftart" style:family="text">
      <style:text-properties style:font-name="-webkit-standard" fo:color="#000000" fo:font-size="13.5pt" style:font-size-asian="13.5pt" style:font-size-complex="13.5pt" fo:language="en" fo:country="US"/>
    </style:style>
    <style:style style:name="T7" style:parent-style-name="Absatz-Standardschriftart" style:family="text">
      <style:text-properties style:font-name="-webkit-standard" fo:color="#000000" fo:font-size="13.5pt" style:font-size-asian="13.5pt" style:font-size-complex="13.5pt" fo:language="en" fo:country="US"/>
    </style:style>
    <style:style style:name="T8" style:parent-style-name="Absatz-Standardschriftart" style:family="text">
      <style:text-properties style:font-name="-webkit-standard" fo:color="#000000" fo:font-size="13.5pt" style:font-size-asian="13.5pt" style:font-size-complex="13.5pt" fo:language="en" fo:country="US"/>
    </style:style>
    <style:style style:name="T9" style:parent-style-name="Absatz-Standardschriftart" style:family="text">
      <style:text-properties style:font-name="-webkit-standard" fo:color="#000000" fo:font-size="13.5pt" style:font-size-asian="13.5pt" style:font-size-complex="13.5pt" fo:language="en" fo:country="US"/>
    </style:style>
    <style:style style:name="T10" style:parent-style-name="Absatz-Standardschriftart" style:family="text">
      <style:text-properties style:font-name="-webkit-standard" fo:color="#000000" fo:font-size="13.5pt" style:font-size-asian="13.5pt" style:font-size-complex="13.5pt" fo:language="en" fo:country="US"/>
    </style:style>
    <style:style style:name="T11" style:parent-style-name="Absatz-Standardschriftart" style:family="text">
      <style:text-properties style:font-name="-webkit-standard" fo:color="#000000" fo:font-size="13.5pt" style:font-size-asian="13.5pt" style:font-size-complex="13.5pt" fo:language="en" fo:country="US"/>
    </style:style>
    <style:style style:name="T12" style:parent-style-name="Absatz-Standardschriftart" style:family="text">
      <style:text-properties style:font-name="Segoe UI" style:font-name-complex="Segoe UI" fo:color="#000000" fo:background-color="#FFFFFF"/>
    </style:style>
    <style:style style:name="T13" style:parent-style-name="Absatz-Standardschriftart" style:family="text">
      <style:text-properties style:font-name="-webkit-standard" fo:color="#000000" fo:font-size="13.5pt" style:font-size-asian="13.5pt" style:font-size-complex="13.5pt" fo:language="en" fo:country="US"/>
    </style:style>
  </office:automatic-styles>
  <office:body>
    <office:text text:use-soft-page-breaks="true">
      <text:p text:style-name="P1"><text:span text:style-name="T2">I</text:span><text:span text:style-name="T3"> </text:span><text:span text:style-name="T4">WISH</text:span><text:span text:style-name="T5"> </text:span><text:span text:style-name="T6">either my<text:s/></text:span><text:span text:style-name="T7"><office:annotation office:name="0" xml:id="a2144581139">
                        <dc:creator>Martin Anton Müller</dc:creator>
                        <dc:date>2025-07-01T08:35:00</dc:date>
                        <meta:creator-initials>MAM</meta:creator-initials>
                        <text:p text:style-name="Kommentartext"><text:span text:style-name="Kommentarzeichen">2173</text:span></text:p>
                    </office:annotation>father<text:s/></text:span><text:span text:style-name="Kommentarzeichen"><office:annotation-end office:name="0"/></text:span><text:span text:style-name="T8">or
                    my<text:s/></text:span><text:span text:style-name="T9"><office:annotation office:name="1" xml:id="a1526507876">
                        <dc:creator>Martin Anton Müller</dc:creator>
                        <dc:date>2025-07-01T08:35:00</dc:date>
                        <meta:creator-initials>MAM</meta:creator-initials>
                        <text:p text:style-name="Kommentartext">12071</text:p>
                    </office:annotation>mother</text:span><text:span text:style-name="Kommentarzeichen"><office:annotation-end office:name="1"/></text:span><text:span text:style-name="T10">, or indeed both of them, as they
                    were in duty both equally bound to it, had minded what they were about when they
                    begot me; had they duly consider’d how much depended upon what they were then
                    doing;—that not only the production of a rational Being was concerned in it, but
                    that possibly the happy formation and temperature of his body, perhaps his
                    genius and the very cast of his mind;—and, for aught they knew to the contrary,
                    even the fortunes of his whole house might take their turn from the humours and
                    dispositions which were then uppermost;—Had they duly weighed and considered all
                    this, and proceeded accordingly,—I am verily persuaded I should have made a
                    quite different figure in the world, from that in which the reader is likely to
                    see me.—Believe me, good folks, this is not so inconsiderable a thing as many of
                    you may think it;—you have all, I dare say, heard of the animal spirits, as how
                    they are transfused from<text:s/></text:span><text:span text:style-name="T11"><office:annotation office:name="2" xml:id="a35605679">
                        <dc:creator>Martin Anton Müller</dc:creator>
                        <dc:date>2025-07-01T08:36:00</dc:date>
                        <meta:creator-initials>MAM</meta:creator-initials>
                        <text:p text:style-name="Kommentartext"><text:span text:style-name="T12">https://pmb.acdh.oeaw.ac.at/apis/entities/entity/person/295363/detail</text:span></text:p>
                    </office:annotation>father to son</text:span><text:span text:style-name="Kommentarzeichen"><office:annotation-end office:name="2"/></text:span><text:span text:style-name="T13">, &amp;c. &amp;c.—and a great
                    deal to that purpose:—Well, you may take my word, that nine parts in ten of a
                    man’s sense or his nonsense, his successes and miscarriages in this world depend
                    upon their motions and activity, and the different tracks and trains you put
                    them into, so that when they are once set a-going, whether right or wrong, ’tis
                    not a half-penny matter,—away they go cluttering like hey-go mad; and by
                    treading the same steps over and over again, they presently make a road of it,
                    as plain and as smooth as a garden-walk, which, when they are once used to, the
                    Devil himself sometimes shall not be able to drive them off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ebkit-standard" svg:font-family="-webkit-standard" style:font-family-generic="roman"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asian="Times New Roman" style:font-name-complex="Times New Roman" fo:color="#2F5496"/>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style:style style:name="apple-converted-space" style:display-name="apple-converted-space" style:family="text" style:parent-style-name="Absatz-Standardschriftart"/>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n Anton Müller</meta:initial-creator>
    <dc:creator>Martin Anton Müller</dc:creator>
    <meta:creation-date>2025-07-01T09:38:00Z</meta:creation-date>
    <dc:date>2025-07-01T09:38:00Z</dc:date>
    <meta:template xlink:href="Normal.dotm" xlink:type="simple"/>
    <meta:editing-cycles>2</meta:editing-cycles>
    <meta:editing-duration>PT0S</meta:editing-duration>
    <meta:document-statistic meta:page-count="1" meta:paragraph-count="3" meta:word-count="221" meta:character-count="1615" meta:row-count="11" meta:non-whitespace-character-count="1397"/>
  </office:meta>
</office:document-meta>
</file>